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c8f8" officeooo:paragraph-rsid="0011c8f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c8f8" officeooo:paragraph-rsid="0011c8f8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1c8f8" officeooo:paragraph-rsid="0011c8f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c8f8" officeooo:paragraph-rsid="0011c8f8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11c8f8" officeooo:paragraph-rsid="0011c8f8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1c8f8" officeooo:paragraph-rsid="0011c8f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1c8f8" officeooo:paragraph-rsid="0011c8f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1c8f8" officeooo:paragraph-rsid="0011dbd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1dbdb" officeooo:paragraph-rsid="0011dbd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23535" officeooo:paragraph-rsid="0012353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23535" officeooo:paragraph-rsid="0012353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11c8f8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11dbdb"/>
    </style:style>
    <style:style style:name="P14" style:family="paragraph" style:parent-style-name="Standard">
      <style:paragraph-properties fo:text-align="start" style:justify-single-word="false"/>
      <style:text-properties officeooo:paragraph-rsid="00123535"/>
    </style:style>
    <style:style style:name="P15" style:family="paragraph" style:parent-style-name="Standard" style:list-style-name="L11">
      <style:paragraph-properties fo:text-align="start" style:justify-single-word="false"/>
      <style:text-properties fo:font-style="normal" fo:font-weight="normal" officeooo:rsid="00155b69" officeooo:paragraph-rsid="00155b6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155b69" officeooo:paragraph-rsid="00155b69" style:font-style-asian="normal" style:font-weight-asian="normal" style:font-style-complex="normal" style:font-weight-complex="normal"/>
    </style:style>
    <style:style style:name="P17" style:family="paragraph" style:parent-style-name="Standard" style:list-style-name="L12">
      <style:paragraph-properties fo:text-align="start" style:justify-single-word="false"/>
      <style:text-properties fo:font-style="normal" fo:font-weight="normal" officeooo:rsid="00155b69" officeooo:paragraph-rsid="00155b69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normal" officeooo:rsid="00123535" officeooo:paragraph-rsid="00123535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weight="normal" officeooo:rsid="00123535" officeooo:paragraph-rsid="00123535" style:font-weight-asian="normal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weight="normal" officeooo:rsid="00140e6d" officeooo:paragraph-rsid="00140e6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40e6d" officeooo:paragraph-rsid="00140e6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5186c" officeooo:paragraph-rsid="0015186c" style:font-weight-asian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weight="normal" officeooo:rsid="0015186c" officeooo:paragraph-rsid="0015186c" style:font-weight-asian="normal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font-weight="normal" officeooo:rsid="00155b69" officeooo:paragraph-rsid="00155b69" style:font-weight-asian="normal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fo:font-style="italic" fo:font-weight="normal" officeooo:rsid="0015186c" officeooo:paragraph-rsid="0015186c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15186c" officeooo:paragraph-rsid="0015186c" style:font-style-asian="italic" style:font-weight-asian="normal" style:font-style-complex="italic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style="italic" fo:font-weight="normal" officeooo:rsid="0015186c" officeooo:paragraph-rsid="0015186c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rsid="00155b69" officeooo:paragraph-rsid="00155b69"/>
    </style:style>
    <style:style style:name="P29" style:family="paragraph" style:parent-style-name="Standard" style:list-style-name="L10">
      <style:paragraph-properties fo:text-align="start" style:justify-single-word="false"/>
      <style:text-properties officeooo:rsid="00155b69" officeooo:paragraph-rsid="00155b69"/>
    </style:style>
    <style:style style:name="P30" style:family="paragraph" style:parent-style-name="Standard" style:list-style-name="L9">
      <style:paragraph-properties fo:text-align="start" style:justify-single-word="false"/>
      <style:text-properties officeooo:rsid="00155b69" officeooo:paragraph-rsid="00155b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fo:font-weight="normal" officeooo:rsid="0011c8f8" style:font-size-asian="10.5pt" style:font-weight-asian="normal" style:font-size-complex="12pt" style:font-weight-complex="normal"/>
    </style:style>
    <style:style style:name="T4" style:family="text">
      <style:text-properties fo:font-size="12pt" fo:font-style="italic" fo:font-weight="normal" officeooo:rsid="0011c8f8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style:font-size-asian="10.5pt" style:font-style-asian="italic" style:font-size-complex="12pt" style:font-style-complex="italic"/>
    </style:style>
    <style:style style:name="T6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fo:font-weight="bold" officeooo:rsid="00123535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11c8f8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23535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font-size-asian="10.5pt" style:font-style-asian="normal" style:font-size-complex="12pt" style:font-style-complex="normal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12pt" fo:font-weight="bold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Logical Operators</text:p>
      <text:p text:style-name="P2"/>
      <text:p text:style-name="P2">Logical Operators</text:p>
      <text:list xml:id="list4023530778" text:style-name="L1">
        <text:list-item>
          <text:p text:style-name="P3">There are four logical operators in Javascript:</text:p>
          <text:list>
            <text:list-item>
              <text:p text:style-name="P3">&lt; || &gt; - (OR)</text:p>
            </text:list-item>
            <text:list-item>
              <text:p text:style-name="P3">&lt; <text:s/>&amp;&amp; &gt; - (AND)</text:p>
            </text:list-item>
            <text:list-item>
              <text:p text:style-name="P3">&lt; ! &gt; - (NOT)</text:p>
            </text:list-item>
            <text:list-item>
              <text:p text:style-name="P3">&lt; ?? &gt; - (Nullish Coalescing)</text:p>
            </text:list-item>
          </text:list>
        </text:list-item>
      </text:list>
      <text:p text:style-name="P4"/>
      <text:p text:style-name="P4"><text:tab/><text:span text:style-name="T1">&lt; || &gt; - (OR)</text:span></text:p>
      <text:list xml:id="list3621750194" text:style-name="L2">
        <text:list-item>
          <text:p text:style-name="P5">In classical programming, the logical OR is meant to manipulate boolean values only.</text:p>
        </text:list-item>
        <text:list-item>
          <text:p text:style-name="P5">In Javascript, the operator is used to test if any of the conditions given is true.</text:p>
        </text:list-item>
        <text:list-item>
          <text:p text:style-name="P5">There are four logical combinations for || .</text:p>
          <text:list>
            <text:list-item>
              <text:p text:style-name="P12"><text:span text:style-name="T3">ex. </text:span><text:span text:style-name="T4">alert( true || true); | true</text:span></text:p>
              <text:list>
                <text:list-header>
                  <text:p text:style-name="P5"><text:span text:style-name="T2">alert (false || true); | true</text:span></text:p>
                  <text:p text:style-name="P5"><text:span text:style-name="T2">alert (true || false); | true</text:span></text:p>
                  <text:p text:style-name="P5"><text:span text:style-name="T2">alert (false || false); | false</text:span></text:p>
                </text:list-header>
              </text:list>
            </text:list-item>
            <text:list-item>
              <text:p text:style-name="P6">The last one is false because no conditions were true.</text:p>
            </text:list-item>
          </text:list>
        </text:list-item>
        <text:list-item>
          <text:p text:style-name="P6">Mulitple conditionals can be tested with the OR operator.</text:p>
          <text:list>
            <text:list-item>
              <text:p text:style-name="P6">ex. <text:span text:style-name="T2">if (a &lt; b || b &lt; c || isFound) {code executed}</text:span></text:p>
              <text:p text:style-name="P6"><text:span text:style-name="T2"/></text:p>
            </text:list-item>
          </text:list>
        </text:list-item>
      </text:list>
      <text:p text:style-name="P9"><text:tab/><text:tab/><text:span text:style-name="T1">OR "||" finds the first truthy value</text:span></text:p>
      <text:list xml:id="list2904601573" text:style-name="L3">
        <text:list-item>
          <text:p text:style-name="P13"><text:span text:style-name="T9">Given multiple OR values:</text:span></text:p>
          <text:list>
            <text:list-item>
              <text:p text:style-name="P13"><text:span text:style-name="T9">Evaluates operands from left to right.</text:span></text:p>
            </text:list-item>
            <text:list-item>
              <text:p text:style-name="P8">For each operand, convert it to boolean. If the result is true, stop and return original value of that operand.</text:p>
            </text:list-item>
            <text:list-item>
              <text:p text:style-name="P8">If all operands have been evaluated (i.e. all were false), returns the last operand.</text:p>
            </text:list-item>
          </text:list>
        </text:list-item>
        <text:list-item>
          <text:p text:style-name="P10">A chain of OR will return the first truthy value or the last one if no truthy value is found.</text:p>
        </text:list-item>
      </text:list>
      <text:p text:style-name="P11"/>
      <text:p text:style-name="P14"><text:span text:style-name="T10"><text:tab/><text:tab/><text:tab/></text:span><text:span text:style-name="T7">Uses of the OR operator</text:span></text:p>
      <text:list xml:id="list3410390603" text:style-name="L5">
        <text:list-item>
          <text:p text:style-name="P18"><text:span text:style-name="T11">Getting the first truthy value from a list of variables or expressions</text:span></text:p>
        </text:list-item>
      </text:list>
      <text:list xml:id="list3261043444" text:style-name="L6">
        <text:list-item>
          <text:p text:style-name="P19"><text:span text:style-name="T11">ex. </text:span><text:span text:style-name="T5">let firstName = '';</text:span></text:p>
          <text:list>
            <text:list-header>
              <text:p text:style-name="P19"><text:span text:style-name="T5">let lastName = '';</text:span></text:p>
              <text:p text:style-name="P19"><text:span text:style-name="T5">let nickName = 'wowee';</text:span></text:p>
              <text:p text:style-name="P19"><text:span text:style-name="T5">alert(firstName || lastName || nickName || "anonymous"); | </text:span><text:span text:style-name="T11">result: wowee</text:span></text:p>
            </text:list-header>
          </text:list>
        </text:list-item>
        <text:list-item>
          <text:p text:style-name="P19"><text:span text:style-name="T11">This will go through conditionals until a true is found, if not, anonymous will be used.</text:span></text:p>
          <text:p text:style-name="P19"><text:span text:style-name="T11"/></text:p>
        </text:list-item>
      </text:list>
      <text:list xml:id="list182804058056944" text:continue-list="list3410390603" text:style-name="L5">
        <text:list-item>
          <text:p text:style-name="P18"><text:span text:style-name="T11">Short-circuit evaluation</text:span></text:p>
        </text:list-item>
      </text:list>
      <text:list xml:id="list2009358547" text:style-name="L7">
        <text:list-item>
          <text:p text:style-name="P20"><text:span text:style-name="T11">The short-circuit evaluation means that || will process conditionals until the first truthy value is reached and returned immediately without touching the other arguments.</text:span></text:p>
        </text:list-item>
        <text:list-item>
          <text:p text:style-name="P20"><text:span text:style-name="T11">This may lead to unexpected results when trying to make conditionals with all truthys.</text:span></text:p>
        </text:list-item>
      </text:list>
      <text:p text:style-name="P21"><text:span text:style-name="T11"/></text:p>
      <text:p text:style-name="P22"><text:soft-page-break/><text:span text:style-name="T11"><text:tab/></text:span><text:span text:style-name="T6">&lt; &amp;&amp; &gt; - (AND)</text:span></text:p>
      <text:list xml:id="list925665323" text:style-name="L8">
        <text:list-item>
          <text:p text:style-name="P23"><text:span text:style-name="T11">The AND operator is represented with two ampersands.</text:span></text:p>
        </text:list-item>
        <text:list-item>
          <text:p text:style-name="P23"><text:span text:style-name="T11">In classical programming, AND returns </text:span><text:span text:style-name="T5">true</text:span><text:span text:style-name="T11"> if both operands are truthy and </text:span><text:span text:style-name="T5">false </text:span><text:span text:style-name="T11">otherwise.</text:span></text:p>
        </text:list-item>
        <text:list-item>
          <text:p text:style-name="P23"><text:span text:style-name="T11">There are four logical cases:</text:span></text:p>
          <text:list>
            <text:list-item>
              <text:p text:style-name="P25"><text:span text:style-name="T12">alert (true &amp;&amp; true); | true</text:span></text:p>
            </text:list-item>
            <text:list-item>
              <text:p text:style-name="P25"><text:span text:style-name="T12">alert (true &amp;&amp; false); | false</text:span></text:p>
            </text:list-item>
            <text:list-item>
              <text:p text:style-name="P25"><text:span text:style-name="T12">alert (false &amp;&amp; true); | false</text:span></text:p>
            </text:list-item>
            <text:list-item>
              <text:p text:style-name="P25"><text:span text:style-name="T12">alert (false &amp;&amp; false); | false</text:span></text:p>
            </text:list-item>
          </text:list>
        </text:list-item>
      </text:list>
      <text:p text:style-name="P26"><text:span text:style-name="T12"><text:tab/></text:span></text:p>
      <text:p text:style-name="P26"><text:span text:style-name="T12"><text:tab/><text:tab/></text:span><text:span text:style-name="T6">AND &lt; &amp;&amp;&gt; finds the first falsy value</text:span></text:p>
      <text:list xml:id="list2279288339" text:style-name="L9">
        <text:list-item>
          <text:p text:style-name="P27"><text:span text:style-name="T11">Given multiple AND'ed values:</text:span></text:p>
          <text:list>
            <text:list-item>
              <text:p text:style-name="P27"><text:span text:style-name="T11">Evaluates operands from left to right</text:span></text:p>
            </text:list-item>
            <text:list-item>
              <text:p text:style-name="P27"><text:span text:style-name="T11">For each operand, converts it to a boolean. If the result is false, stop and return the original value of that operand.</text:span></text:p>
            </text:list-item>
            <text:list-item>
              <text:p text:style-name="P27"><text:span text:style-name="T11">If all operands have been evaluated (i.e. all truthy), return the last operands</text:span></text:p>
            </text:list-item>
          </text:list>
        </text:list-item>
        <text:list-item>
          <text:p text:style-name="P30"><text:span text:style-name="T8">AND returns the first falsy or the last value if none found.</text:span></text:p>
          <text:p text:style-name="P30"><text:span text:style-name="T8"/></text:p>
        </text:list-item>
      </text:list>
      <text:list xml:id="list2480361959" text:style-name="L10">
        <text:list-item>
          <text:p text:style-name="P29"><text:span text:style-name="T8">AND &lt; &amp;&amp; &gt; takes precedence over &lt; || &gt; OR.</text:span></text:p>
        </text:list-item>
      </text:list>
      <text:p text:style-name="P28"><text:span text:style-name="T8"/></text:p>
      <text:p text:style-name="P28"><text:span text:style-name="T8"><text:tab/></text:span><text:span text:style-name="T6">&lt; ! &gt; - NOT</text:span></text:p>
      <text:list xml:id="list3567366098" text:style-name="L11">
        <text:list-item>
          <text:p text:style-name="P24"><text:span text:style-name="T11">The boolean NOT operator is represented with an exclamation sign.</text:span></text:p>
        </text:list-item>
        <text:list-item>
          <text:p text:style-name="P24"><text:span text:style-name="T11">The operator accepts a single argument and does the following:</text:span></text:p>
          <text:list>
            <text:list-item>
              <text:p text:style-name="P24"><text:span text:style-name="T11">Converts the operand to boolean type: </text:span><text:span text:style-name="T5">true/false</text:span></text:p>
            </text:list-item>
            <text:list-item>
              <text:p text:style-name="P15"><text:span text:style-name="T12">Returns the inverse value.</text:span></text:p>
            </text:list-item>
          </text:list>
        </text:list-item>
        <text:list-item>
          <text:p text:style-name="P15"><text:span text:style-name="T12">A double NOT &lt; !! &gt; is sometimes used to convert a value to a boolean type.</text:span></text:p>
          <text:list>
            <text:list-item>
              <text:p text:style-name="P15"><text:span text:style-name="T12">The first NOT converts the value to boolean type and returns the inverse.</text:span></text:p>
            </text:list-item>
            <text:list-item>
              <text:p text:style-name="P15"><text:span text:style-name="T12">The second NOT converts inverses the value back to the original value.</text:span></text:p>
            </text:list-item>
          </text:list>
        </text:list-item>
        <text:list-item>
          <text:p text:style-name="P15"><text:span text:style-name="T12">The NOT &lt; ! &gt; has the highest precedent of all logical operators.</text:span></text:p>
        </text:list-item>
      </text:list>
      <text:p text:style-name="P16"><text:span text:style-name="T12"/></text:p>
      <text:p text:style-name="P16"><text:span text:style-name="T12"><text:tab/></text:span><text:span text:style-name="T13">&lt; ?? &gt; - Nullish Coalescing</text:span></text:p>
      <text:list xml:id="list1450960781" text:style-name="L12">
        <text:list-item>
          <text:p text:style-name="P17"><text:span text:style-name="T13"/></text:p>
        </text:list-item>
      </text:list>
      <text:p text:style-name="P7"><text:span text:style-name="T2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65" meta:word-count="582" meta:character-count="2953" meta:non-whitespace-character-count="2470"/>
  </office:meta>
</office:document-meta>
</file>